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2.77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699cm" fo:min-width="4.70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69cm" fo:min-width="1.86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698cm" fo:min-width="4.70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005cm" fo:min-width="1.86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8" style:family="graphic" style:parent-style-name="standard">
      <style:graphic-properties draw:stroke="none" draw:fill="none" fo:min-height="0.89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43cm" fo:min-width="2.7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458cm" fo:min-width="4.70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63cm" fo:min-width="1.86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457cm" fo:min-width="4.707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3cm" fo:min-width="2.2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798cm" fo:min-width="5.72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005cm" fo:min-width="1.787cm"/>
      <style:paragraph-properties style:writing-mode="lr-tb"/>
    </style:style>
    <style:style style:name="gr17" style:family="graphic" style:parent-style-name="standard">
      <style:graphic-properties draw:stroke="none" draw:fill="none" fo:min-height="1.1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207cm" svg:height="2.064cm" svg:x="1cm" svg:y="14.492cm">
          <text:p text:style-name="P1">Selection of produc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3" draw:id="id3" draw:layer="layout" svg:width="5.207cm" svg:height="2.949cm" svg:x="8.57cm" svg:y="14.197cm">
          <text:p text:style-name="P1">Mixing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2.363cm" svg:height="4.029cm" svg:x="17.383cm" svg:y="13.608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1" draw:id="id1" draw:layer="layout" svg:width="5.207cm" svg:height="2.948cm" svg:x="8.57cm" svg:y="9.382cm">
          <text:p text:style-name="P1">Computation 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63cm" svg:height="5.207cm" svg:x="17.51cm" svg:y="7.604cm">
          <text:p text:style-name="P1">Raw material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svg:x1="8.57cm" svg:y1="10.856cm" svg:x2="4.255cm" svg:y2="14.492cm" draw:start-shape="id1" draw:start-glue-point="3" draw:end-shape="id2" draw:end-glue-point="4" svg:d="M8570 10856h-4315v3636" svg:viewBox="0 0 4316 3637">
          <text:p/>
        </draw:connector>
        <draw:frame draw:style-name="gr7" draw:text-style-name="P3" draw:layer="layout" svg:width="7.62cm" svg:height="1.524cm" svg:x="7.731cm" svg:y="1.889cm">
          <draw:text-box>
            <text:p>Creating a product </text:p>
          </draw:text-box>
        </draw:frame>
        <draw:frame draw:style-name="gr8" draw:text-style-name="P4" draw:layer="layout" svg:width="5.715cm" svg:height="1.143cm" svg:x="8.112cm" svg:y="19.923cm">
          <draw:text-box>
            <text:p>Retrieve a product </text:p>
          </draw:text-box>
        </draw:frame>
        <draw:custom-shape draw:style-name="gr9" draw:text-style-name="P1" xml:id="id7" draw:id="id7" draw:layer="layout" svg:width="5.207cm" svg:height="1.895cm" svg:x="1cm" svg:y="22.152cm">
          <text:p text:style-name="P1">Selection of produc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3.604cm" svg:y1="16.556cm" svg:x2="11.173cm" svg:y2="17.146cm" draw:start-shape="id2" draw:start-glue-point="8" draw:end-shape="id3" draw:end-glue-point="2" svg:d="M3604 16556v1090h7569v-500" svg:viewBox="0 0 7570 1091">
          <text:p/>
        </draw:connector>
        <draw:connector draw:style-name="gr6" draw:text-style-name="P2" draw:layer="layout" svg:x1="17.51cm" svg:y1="10.807cm" svg:x2="13.777cm" svg:y2="10.856cm" draw:end-shape="id1" draw:end-glue-point="1" svg:d="M17510 10807h-1616v49h-2117" svg:viewBox="0 0 3734 50">
          <text:p/>
        </draw:connector>
        <draw:custom-shape draw:style-name="gr10" draw:text-style-name="P1" xml:id="id8" draw:id="id8" draw:layer="layout" svg:width="5.207cm" svg:height="2.708cm" svg:x="8.493cm" svg:y="21.881cm">
          <text:p text:style-name="P1">Interpret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4" draw:id="id4" draw:layer="layout" svg:width="2.363cm" svg:height="3.7cm" svg:x="17.51cm" svg:y="21.701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" xml:id="id5" draw:id="id5" draw:layer="layout" svg:width="5.207cm" svg:height="2.707cm" svg:x="8.493cm" svg:y="25.852cm">
          <text:p text:style-name="P1">Sort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8.692cm" svg:y1="25.401cm" svg:x2="13.7cm" svg:y2="27.205cm" draw:start-shape="id4" draw:start-glue-point="7" draw:end-shape="id5" draw:end-glue-point="1" svg:d="M18692 25401v1804h-4992" svg:viewBox="0 0 4993 1805">
          <text:p/>
        </draw:connector>
        <draw:custom-shape draw:style-name="gr9" draw:text-style-name="P1" xml:id="id9" draw:id="id9" draw:layer="layout" svg:width="5.207cm" svg:height="1.895cm" svg:x="1cm" svg:y="26.123cm">
          <text:p text:style-name="P1">Output products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5.557cm" svg:y1="15.524cm" svg:x2="8.57cm" svg:y2="15.671cm" draw:start-shape="id2" draw:start-glue-point="6" draw:end-shape="id3" draw:end-glue-point="3" svg:d="M5557 15524h1931v147h1082" svg:viewBox="0 0 3014 148">
          <text:p/>
        </draw:connector>
        <draw:connector draw:style-name="gr6" draw:text-style-name="P2" draw:layer="layout" svg:x1="13.777cm" svg:y1="15.671cm" svg:x2="17.383cm" svg:y2="15.623cm" draw:start-shape="id3" draw:start-glue-point="1" draw:end-shape="id6" draw:end-glue-point="6" svg:d="M13777 15671h1794v-48h1812" svg:viewBox="0 0 3607 49">
          <text:p/>
        </draw:connector>
        <draw:connector draw:style-name="gr6" draw:text-style-name="P2" draw:layer="layout" svg:x1="5.557cm" svg:y1="23.1cm" svg:x2="8.493cm" svg:y2="23.235cm" draw:start-shape="id7" draw:start-glue-point="6" draw:end-shape="id8" draw:end-glue-point="3" svg:d="M5557 23100h1963v135h973" svg:viewBox="0 0 2937 136">
          <text:p/>
        </draw:connector>
        <draw:connector draw:style-name="gr6" draw:text-style-name="P2" draw:layer="layout" svg:x1="8.493cm" svg:y1="27.205cm" svg:x2="5.557cm" svg:y2="27.071cm" draw:start-shape="id5" draw:start-glue-point="3" draw:end-shape="id9" draw:end-glue-point="6" svg:d="M8493 27205h-1143v-134h-1793" svg:viewBox="0 0 2937 135">
          <text:p/>
        </draw:connector>
        <draw:connector draw:style-name="gr6" draw:text-style-name="P2" draw:layer="layout" svg:x1="13.7cm" svg:y1="23.235cm" svg:x2="17.51cm" svg:y2="23.551cm" draw:start-shape="id8" draw:start-glue-point="1" draw:end-shape="id4" draw:end-glue-point="6" svg:d="M13700 23235h1896v316h1914" svg:viewBox="0 0 3811 317">
          <text:p/>
        </draw:connector>
        <draw:custom-shape draw:style-name="gr5" draw:text-style-name="P1" xml:id="id11" draw:id="id11" draw:layer="layout" svg:width="2.363cm" svg:height="5.207cm" svg:x="17.383cm" svg:y="1.889cm">
          <text:p text:style-name="P1">Mixture cod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10" draw:id="id10" draw:layer="layout" svg:width="5.207cm" svg:height="2.948cm" svg:x="8.62cm" svg:y="3.513cm">
          <text:p text:style-name="P1">selection 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8.62cm" svg:y1="4.987cm" svg:x2="3.604cm" svg:y2="14.492cm" draw:start-shape="id10" draw:start-glue-point="3" draw:end-shape="id2" draw:end-glue-point="5" svg:d="M8620 4987h-5016v9505" svg:viewBox="0 0 5017 9506">
          <text:p/>
        </draw:connector>
        <draw:connector draw:style-name="gr6" draw:text-style-name="P2" draw:layer="layout" svg:x1="17.383cm" svg:y1="4.493cm" svg:x2="13.827cm" svg:y2="4.987cm" draw:start-shape="id11" draw:start-glue-point="6" draw:end-shape="id10" draw:end-glue-point="1" svg:d="M17383 4493h-2148v494h-1408" svg:viewBox="0 0 3557 495">
          <text:p/>
        </draw:connector>
      </draw:page>
      <draw:page draw:name="page2" draw:style-name="dp1" draw:master-page-name="Default">
        <draw:frame draw:style-name="gr13" draw:text-style-name="P4" draw:layer="layout" svg:width="5.679cm" svg:height="0.963cm" svg:x="7.731cm" svg:y="1.635cm">
          <draw:text-box>
            <text:p>Update a product</text:p>
          </draw:text-box>
        </draw:frame>
        <draw:custom-shape draw:style-name="gr14" draw:text-style-name="P1" xml:id="id12" draw:id="id12" draw:layer="layout" svg:width="4.318cm" svg:height="2.032cm" svg:x="1.508cm" svg:y="5.064cm">
          <text:p text:style-name="P1">Edit outpu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xml:id="id13" draw:id="id13" draw:layer="layout" svg:width="6.223cm" svg:height="3.048cm" svg:x="7.604cm" svg:y="4.683cm">
          <text:p text:style-name="P1">Validation </text:p>
          <draw:enhanced-geometry svg:viewBox="0 0 21600 21600" draw:type="rectangle" draw:enhanced-path="M 0 0 L 21600 0 21600 21600 0 21600 0 0 Z N"/>
        </draw:custom-shape>
        <draw:custom-shape draw:style-name="gr16" draw:text-style-name="P1" xml:id="id14" draw:id="id14" draw:layer="layout" svg:width="2.286cm" svg:height="5.207cm" svg:x="17.129cm" svg:y="3.921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draw:type="line" svg:x1="5.287cm" svg:y1="6.08cm" svg:x2="7.604cm" svg:y2="6.207cm" draw:start-shape="id12" draw:start-glue-point="6" draw:end-shape="id13" draw:end-glue-point="3" svg:d="M5287 6080l2317 127" svg:viewBox="0 0 2318 128">
          <text:p/>
        </draw:connector>
        <draw:connector draw:style-name="gr6" draw:text-style-name="P2" draw:layer="layout" draw:type="line" svg:x1="13.827cm" svg:y1="6.207cm" svg:x2="17.129cm" svg:y2="6.525cm" draw:start-shape="id13" draw:start-glue-point="1" draw:end-shape="id14" draw:end-glue-point="6" svg:d="M13827 6207l3302 318" svg:viewBox="0 0 3303 319">
          <text:p/>
        </draw:connector>
        <draw:frame draw:style-name="gr17" draw:text-style-name="P4" draw:layer="layout" svg:width="7.445cm" svg:height="1.443cm" svg:x="8.16cm" svg:y="13.146cm">
          <draw:text-box>
            <text:p>Delete a product</text:p>
          </draw:text-box>
        </draw:frame>
        <draw:custom-shape draw:style-name="gr14" draw:text-style-name="P1" xml:id="id15" draw:id="id15" draw:layer="layout" svg:width="4.318cm" svg:height="2.032cm" svg:x="1.762cm" svg:y="17.51cm">
          <text:p text:style-name="P1">Select produc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1" xml:id="id16" draw:id="id16" draw:layer="layout" svg:width="6.223cm" svg:height="3.048cm" svg:x="7.858cm" svg:y="17.129cm">
          <text:p text:style-name="P1">Search </text:p>
          <draw:enhanced-geometry svg:viewBox="0 0 21600 21600" draw:type="rectangle" draw:enhanced-path="M 0 0 L 21600 0 21600 21600 0 21600 0 0 Z N"/>
        </draw:custom-shape>
        <draw:custom-shape draw:style-name="gr16" draw:text-style-name="P1" xml:id="id17" draw:id="id17" draw:layer="layout" svg:width="2.286cm" svg:height="5.207cm" svg:x="17.383cm" svg:y="16.367cm">
          <text:p text:style-name="P1">Product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2" draw:layer="layout" draw:type="line" svg:x1="5.541cm" svg:y1="18.526cm" svg:x2="7.858cm" svg:y2="18.653cm" draw:start-shape="id15" draw:start-glue-point="6" draw:end-shape="id16" draw:end-glue-point="3" svg:d="M5541 18526l2317 127" svg:viewBox="0 0 2318 128">
          <text:p/>
        </draw:connector>
        <draw:connector draw:style-name="gr6" draw:text-style-name="P2" draw:layer="layout" draw:type="line" svg:x1="14.081cm" svg:y1="18.653cm" svg:x2="17.383cm" svg:y2="18.971cm" draw:start-shape="id16" draw:start-glue-point="1" draw:end-shape="id17" draw:end-glue-point="6" svg:d="M14081 18653l3302 318" svg:viewBox="0 0 3303 3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4:46:18.243221458</meta:creation-date>
    <meta:generator>LibreOffice/6.4.7.2$Linux_X86_64 LibreOffice_project/40$Build-2</meta:generator>
    <dc:date>2021-07-28T21:55:42.292246818</dc:date>
    <meta:editing-duration>PT24M41S</meta:editing-duration>
    <meta:editing-cycles>4</meta:editing-cycles>
    <meta:document-statistic meta:object-count="37"/>
  </office:meta>
</office:document-meta>
</file>